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paragraph-properties fo:margin-left="1.251cm" fo:margin-right="0cm" fo:text-indent="0cm" style:auto-text-indent="false"/>
    </style:style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>
      <style:text-properties fo:font-style="italic" style:font-style-asian="italic" style:font-style-complex="italic"/>
    </style:style>
    <style:style style:name="P8" style:family="paragraph" style:parent-style-name="Text_20_body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3.1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4.38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.657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6.9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8.197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9.467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0.737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2.007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3.277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4.547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Schenker Project Meeting </text:h>
      <text:p text:style-name="Text_20_body">Date: <text:span text:style-name="T1">09 October 2007</text:span></text:p>
      <text:p text:style-name="Text_20_body">Document Author: <text:span text:style-name="T1">TL</text:span></text:p>
      <text:p text:style-name="Text_20_body"/>
      <text:p text:style-name="Text_20_body">This meeting will actually be held in two parts. <text:s/>In the first, a larger group will discuss general project details. <text:s/>A second, smaller meeting will be used to explores ways of working, and the materials currently published on the Movable Type site in more depth.</text:p>
      <text:p text:style-name="Text_20_body"/>
      <text:h text:style-name="Heading_20_3" text:outline-level="3">Agenda Meeting 1</text:h>
      <text:p text:style-name="Text_20_body">In attendance: <text:span text:style-name="T1">HS, PS, TL, IB</text:span></text:p>
      <text:p text:style-name="Text_20_body"/>
      <text:list text:style-name="L1">
        <text:list-item>
          <text:p text:style-name="P1">Discussion of tasks in Q1 and Q2</text:p>
        </text:list-item>
      </text:list>
      <text:p text:style-name="Text_20_body"><text:tab/><text:tab/>Analysis (Q1&amp;Q2)</text:p>
      <text:p text:style-name="Text_20_body"><text:tab/><text:tab/>System Architecture (Q1&amp;Q2)</text:p>
      <text:p text:style-name="Text_20_body"><text:tab/><text:tab/>Movable Type Materials (Q1)</text:p>
      <text:p text:style-name="Text_20_body"><text:tab/><text:tab/>Develop XML Repository (Q2)</text:p>
      <text:p text:style-name="Text_20_body"><text:tab/><text:tab/>Procedures Manual (Q2)</text:p>
      <text:p text:style-name="Text_20_body"><text:tab/><text:tab/>Train editors/researchers (Q2)</text:p>
      <text:p text:style-name="Text_20_body"><text:tab/><text:tab/>Document creation and editing (Q2)</text:p>
      <text:p text:style-name="Text_20_body"/>
      <text:list text:style-name="L2">
        <text:list-item>
          <text:p text:style-name="P2">Collaboration Architecture</text:p>
        </text:list-item>
      </text:list>
      <text:p text:style-name="Text_20_body"><text:tab/><text:tab/>Movable Type</text:p>
      <text:p text:style-name="P3"><text:tab/>Mailing List</text:p>
      <text:p text:style-name="P3"><text:tab/>Project Reference Site</text:p>
      <text:p text:style-name="P3"><text:tab/>URL</text:p>
      <text:p text:style-name="Text_20_body"/>
      <text:list text:style-name="L3">
        <text:list-item>
          <text:p text:style-name="P4">Status of Preparatory Data</text:p>
        </text:list-item>
      </text:list>
      <text:p text:style-name="Text_20_body"><text:tab/><text:tab/>Test Data – the diaries for 1912-1914, Lesson Notes 1912 -1914, Hans Weisse Corr.</text:p>
      <text:p text:style-name="Text_20_body"><text:tab/><text:tab/>People Excel Database (570 names)</text:p>
      <text:p text:style-name="Text_20_body"><text:tab/><text:tab/>Other Authority Spreadsheets</text:p>
      <text:p text:style-name="Text_20_body"/>
      <text:list text:style-name="L4">
        <text:list-item>
          <text:p text:style-name="P5">Housekeeping</text:p>
        </text:list-item>
      </text:list>
      <text:p text:style-name="Text_20_body"><text:tab/><text:tab/>Project Dates</text:p>
      <text:p text:style-name="Text_20_body"><text:tab/><text:tab/>Project Resources (CCH and Research)/Points of Contact</text:p>
      <text:p text:style-name="Text_20_body"><text:tab/><text:tab/>Permissions</text:p>
      <text:p text:style-name="Text_20_body"><text:tab/><text:tab/>Next Steps</text:p>
      <text:list text:style-name="L5">
        <text:list-item>
          <text:p text:style-name="P6">Finalize Project Plan for Q1, Q2</text:p>
        </text:list-item>
        <text:list-item>
          <text:p text:style-name="P6">First steps in Collaboration Architecture</text:p>
        </text:list-item>
        <text:list-item>
          <text:p text:style-name="P6">Resource collation – current documents for editing practice, permissions to MovableType</text:p>
        </text:list-item>
      </text:list>
      <text:p text:style-name="Text_20_body"><text:tab/></text:p>
      <text:h text:style-name="Heading_20_3" text:outline-level="3">Agenda Meeting 2</text:h>
      <text:p text:style-name="Text_20_body">In attendance: <text:span text:style-name="T1">TL, IB</text:span></text:p>
      <text:p text:style-name="P7"/>
      <text:p text:style-name="P8">Ways of Working</text:p>
      <text:p text:style-name="P8"><text:tab/>Collaboration Architecture</text:p>
      <text:p text:style-name="P8"><text:tab/>Procedures Manual</text:p>
      <text:p text:style-name="P8"><text:tab/>Editorial Guidelines</text:p>
      <text:p text:style-name="P8"/>
      <text:p text:style-name="P8">Materials Exploration</text:p>
      <text:p text:style-name="P8"><text:tab/>Diaries<text:tab/></text:p>
      <text:p text:style-name="P8"><text:tab/>Lessonbooks</text:p>
      <text:p text:style-name="P8"><text:tab/>Correspondence</text:p>
      <text:p text:style-name="P8"/>
      <text:p text:style-name="P8">Next Steps</text:p>
      <text:p text:style-name="P8"/>
      <text:p text:style-name="P8"><text:tab/></text:p>
      <text:p text:style-name="P8"><text:tab/></text:p>
      <text:p text:style-name="Text_20_body"/>
      <text:p text:style-name="Text_20_body"><text:tab/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Tamara Lopez</meta:initial-creator>
    <meta:creation-date>2007-10-09T09:44:38</meta:creation-date>
    <dc:creator>Tamara Lopez</dc:creator>
    <dc:date>2007-10-09T10:26:05</dc:date>
    <dc:language>en-GB</dc:language>
    <meta:editing-cycles>4</meta:editing-cycles>
    <meta:editing-duration>PT4M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6" meta:word-count="192" meta:character-count="1313"/>
  </office:meta>
</office:document-meta>
</file>